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3638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background-color="#ffff00"/>
      <style:text-properties fo:color="#000000" style:text-position=""/>
    </style:style>
    <style:style style:name="ce6" style:family="table-cell" style:parent-style-name="Default">
      <style:table-cell-properties fo:background-color="#000000"/>
      <style:text-properties fo:color="#000000" style:text-position=""/>
    </style:style>
    <style:style style:name="ce7" style:family="table-cell" style:parent-style-name="Default">
      <style:table-cell-properties fo:background-color="#ffff00"/>
      <style:text-properties style:text-position=""/>
    </style:style>
    <style:style style:name="ce8" style:family="table-cell" style:parent-style-name="Default">
      <style:table-cell-properties fo:background-color="#0000ff"/>
      <style:text-properties style:text-position=""/>
    </style:style>
    <style:style style:name="ce9" style:family="table-cell" style:parent-style-name="Default">
      <style:table-cell-properties fo:background-color="#0000ff"/>
      <style:text-properties fo:color="#ffffff" style:text-position=""/>
    </style:style>
    <style:style style:name="ce26" style:family="table-cell" style:parent-style-name="Default">
      <style:table-cell-properties fo:background-color="#000000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background-color="#ffff00"/>
      <style:text-properties fo:color="#000000"/>
    </style:style>
    <style:style style:name="ce31" style:family="table-cell" style:parent-style-name="Default">
      <style:table-cell-properties fo:background-color="#000000"/>
      <style:text-properties fo:color="#0000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00ff"/>
    </style:style>
    <style:style style:name="ce34" style:family="table-cell" style:parent-style-name="Default">
      <style:table-cell-properties fo:background-color="#0000ff"/>
      <style:text-properties fo:color="#ffffff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column table:style-name="co9" table:default-cell-style-name="ce12"/>
        <table:table-column table:style-name="co9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default-cell-style-name="ce12"/>
        <table:table-column table:style-name="co9" table:number-columns-repeated="1005" table:default-cell-style-name="Default"/>
        <table:table-row table:style-name="ro1">
          <table:table-cell table:number-columns-repeated="7"/>
          <table:table-cell table:style-name="ce10" office:value-type="string" calcext:value-type="string" table:number-columns-spanned="7" table:number-rows-spanned="1">
            <text:p>Star Type Legend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7"/>
          <table:table-cell table:style-name="ce11" office:value-type="string" calcext:value-type="string">
            <text:p>MS</text:p>
          </table:table-cell>
          <table:table-cell table:style-name="ce4" office:value-type="string" calcext:value-type="string" table:number-columns-spanned="3" table:number-rows-spanned="1">
            <text:p>Main Sequence</text:p>
          </table:table-cell>
          <table:covered-table-cell table:style-name="Default"/>
          <table:covered-table-cell/>
          <table:table-cell table:style-name="ce15" office:value-type="string" calcext:value-type="string">
            <text:p>ONeWD</text:p>
          </table:table-cell>
          <table:table-cell table:style-name="ce16" office:value-type="string" calcext:value-type="string" table:number-columns-spanned="2" table:number-rows-spanned="1">
            <text:p>Oxygen Neon White Dwarf</text:p>
          </table:table-cell>
          <table:covered-table-cell table:style-name="ce17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Initial stars were all main sequence.</text:p>
          </table:table-cell>
          <table:covered-table-cell/>
          <table:table-cell table:number-columns-repeated="4"/>
          <table:table-cell table:style-name="ce11" office:value-type="string" calcext:value-type="string">
            <text:p>LMMS</text:p>
          </table:table-cell>
          <table:table-cell table:style-name="ce4" office:value-type="string" calcext:value-type="string" table:number-columns-spanned="3" table:number-rows-spanned="1">
            <text:p>Fully convective low mass MS</text:p>
          </table:table-cell>
          <table:covered-table-cell table:style-name="Default"/>
          <table:covered-table-cell/>
          <table:table-cell table:style-name="ce11" office:value-type="string" calcext:value-type="string">
            <text:p>NS</text:p>
          </table:table-cell>
          <table:table-cell office:value-type="string" calcext:value-type="string">
            <text:p>Neutron Star</text:p>
          </table:table-cell>
          <table:table-cell table:style-name="Default"/>
          <table:table-cell table:number-columns-repeated="4"/>
          <table:table-cell table:style-name="ce2" office:value-type="string" calcext:value-type="string" table:number-columns-spanned="1" table:number-rows-spanned="4">
            <text:p>If NS-NS, BH-BH pair, formation time:</text:p>
          </table:table-cell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11" office:value-type="string" calcext:value-type="string">
            <text:p>COWD</text:p>
          </table:table-cell>
          <table:table-cell table:style-name="ce4" office:value-type="string" calcext:value-type="string" table:number-columns-spanned="3" table:number-rows-spanned="1">
            <text:p>Carbon-Oxygen White Dwarf</text:p>
          </table:table-cell>
          <table:covered-table-cell table:style-name="Default"/>
          <table:covered-table-cell/>
          <table:table-cell table:style-name="ce11" office:value-type="string" calcext:value-type="string">
            <text:p>BH </text:p>
          </table:table-cell>
          <table:table-cell office:value-type="string" calcext:value-type="string">
            <text:p>Black Hole</text:p>
          </table:table-cell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11" office:value-type="string" calcext:value-type="string">
            <text:p>HeWD</text:p>
          </table:table-cell>
          <table:table-cell table:style-name="ce4" office:value-type="string" calcext:value-type="string" table:number-columns-spanned="3" table:number-rows-spanned="1">
            <text:p>Helium White Dwarf</text:p>
          </table:table-cell>
          <table:covered-table-cell table:style-name="Default"/>
          <table:covered-table-cell/>
          <table:table-cell table:style-name="Default"/>
          <table:table-cell/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 table:number-columns-spanned="4" table:number-rows-spanned="1">
            <text:p>Lifetime (in MYR) of various phases</text:p>
          </table:table-cell>
          <table:covered-table-cell table:number-columns-repeated="3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string" calcext:value-type="string" table:number-columns-spanned="2" table:number-rows-spanned="1">
            <text:p>Msun</text:p>
          </table:table-cell>
          <table:covered-table-cell/>
          <table:table-cell table:number-columns-repeated="2"/>
          <table:table-cell office:value-type="string" calcext:value-type="string">
            <text:p>days</text:p>
          </table:table-cell>
          <table:table-cell/>
          <table:table-cell table:style-name="ce4" office:value-type="string" calcext:value-type="string" table:number-columns-spanned="2" table:number-rows-spanned="1">
            <text:p>End 1 </text:p>
          </table:table-cell>
          <table:covered-table-cell table:style-name="ce12"/>
          <table:table-cell table:style-name="ce4" office:value-type="string" calcext:value-type="string" table:number-columns-spanned="2" table:number-rows-spanned="1">
            <text:p>End 2</text:p>
          </table:table-cell>
          <table:covered-table-cell/>
          <table:table-cell table:style-name="ce2" office:value-type="string" calcext:value-type="string" table:number-columns-spanned="1" table:number-rows-spanned="2">
            <text:p>Massive Isotope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Blue Straggler</text:p>
          </table:table-cell>
          <table:covered-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tar1</text:p>
          </table:table-cell>
          <table:table-cell office:value-type="string" calcext:value-type="string">
            <text:p>Star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nd Tim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table:style-name="Default" office:value-type="string" calcext:value-type="string">
            <text:p>Type </text:p>
          </table:table-cell>
          <table:table-cell office:value-type="string" calcext:value-type="string">
            <text:p>Mass</text:p>
          </table:table-cell>
          <table:covered-table-cell table:style-name="Default"/>
          <table:table-cell office:value-type="string" calcext:value-type="string">
            <text:p>Symbiotic </text:p>
          </table:table-cell>
          <table:table-cell office:value-type="string" calcext:value-type="string">
            <text:p>TP AGB</text:p>
          </table:table-cell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MS</text:p>
          </table:table-cell>
          <table:table-cell office:value-type="float" office:value="0.981" calcext:value-type="float">
            <text:p>0.981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10]*[.D10]" office:value-type="float" office:value="1.35" calcext:value-type="float">
            <text:p>1.35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OWD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11]*[.D11]" office:value-type="float" office:value="1.8" calcext:value-type="float">
            <text:p>1.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12]*[.D12]" office:value-type="float" office:value="2.7" calcext:value-type="float">
            <text:p>2.7</text:p>
          </table:table-cell>
          <table:table-cell table:style-name="ce5" office:value-type="float" office:value="0.9" calcext:value-type="float">
            <text:p>0.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941" calcext:value-type="float">
            <text:p>0.941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8" calcext:value-type="float">
            <text:p>0.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13]*[.D13]" office:value-type="float" office:value="4.5" calcext:value-type="float">
            <text:p>4.5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87" calcext:value-type="float">
            <text:p>1.08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14]*[.D14]" office:value-type="float" office:value="7.2" calcext:value-type="float">
            <text:p>7.2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eWD</text:p>
          </table:table-cell>
          <table:table-cell office:value-type="float" office:value="1.327" calcext:value-type="float">
            <text:p>1.327</text:p>
          </table:table-cell>
          <table:table-cell office:value-type="string" calcext:value-type="string">
            <text:p>Hf18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15]*[.D15]" office:value-type="float" office:value="8.1" calcext:value-type="float">
            <text:p>8.1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16]*[.D16]" office:value-type="float" office:value="9" calcext:value-type="float">
            <text:p>9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17]*[.D17]" office:value-type="float" office:value="10.8" calcext:value-type="float">
            <text:p>10.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18]*[.D18]" office:value-type="float" office:value="18" calcext:value-type="float">
            <text:p>18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S</text:p>
          </table:table-cell>
          <table:table-cell office:value-type="float" office:value="1.594" calcext:value-type="float">
            <text:p>1.594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19]*[.D19]" office:value-type="float" office:value="27" calcext:value-type="float">
            <text:p>27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BH</text:p>
          </table:table-cell>
          <table:table-cell office:value-type="float" office:value="1.807" calcext:value-type="float">
            <text:p>1.807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1" table:number-columns-repeated="5"/>
          <table:table-cell table:style-name="ce6"/>
          <table:table-cell table:style-name="ce1" table:number-columns-repeated="3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4"/>
          <table:table-cell table:style-name="ce14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21]*[.D21]" office:value-type="float" office:value="0.3" calcext:value-type="float">
            <text:p>0.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LMMS</text:p>
          </table:table-cell>
          <table:table-cell office:value-type="float" office:value="0.308" calcext:value-type="float">
            <text:p>0.308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22]*[.D22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MMS</text:p>
          </table:table-cell>
          <table:table-cell office:value-type="float" office:value="0.451" calcext:value-type="float">
            <text:p>0.451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23]*[.D23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LMM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formula="of:=[.F24]*[.D24]" office:value-type="float" office:value="0.9" calcext:value-type="float">
            <text:p>0.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MS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25]*[.D25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26]*[.D26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27]*[.D27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28]*[.D28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29]*[.D29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7" calcext:value-type="float">
            <text:p>1.317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30]*[.D30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31]*[.D31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583" calcext:value-type="float">
            <text:p>1.583</text:p>
          </table:table-cell>
          <table:table-cell office:value-type="string" calcext:value-type="string">
            <text:p>NS</text:p>
          </table:table-cell>
          <table:table-cell office:value-type="float" office:value="1.317" calcext:value-type="float">
            <text:p>1.317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office:value-type="float" office:value="1.498" calcext:value-type="float">
            <text:p>1.498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office:value-type="float" office:value="1.574" calcext:value-type="float">
            <text:p>1.574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05"/>
        </table:table-row>
        <table:table-row table:style-name="ro1">
          <table:table-cell table:style-name="ce1" table:number-columns-repeated="9"/>
          <table:table-cell table:style-name="ce14"/>
          <table:table-cell table:style-name="ce1"/>
          <table:table-cell table:style-name="ce14"/>
          <table:table-cell table:style-name="ce1"/>
          <table:table-cell table:style-name="ce14"/>
          <table:table-cell table:style-name="ce1" table:number-columns-repeated="4"/>
          <table:table-cell table:style-name="ce14"/>
          <table:table-cell table:style-name="ce1"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MS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36]*[.D36]" office:value-type="float" office:value="1.35" calcext:value-type="float">
            <text:p>1.35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F37]*[.D37]" office:value-type="float" office:value="1.8" calcext:value-type="float">
            <text:p>1.8</text:p>
          </table:table-cell>
          <table:table-cell table:style-name="ce7" office:value-type="float" office:value="0.9" calcext:value-type="float">
            <text:p>0.9</text:p>
          </table:table-cell>
          <table:table-cell table:style-name="ce9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83" calcext:value-type="float">
            <text:p>0.783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38]*[.D38]" office:value-type="float" office:value="2.7" calcext:value-type="float">
            <text:p>2.7</text:p>
          </table:table-cell>
          <table:table-cell table:style-name="ce7" office:value-type="float" office:value="0.9" calcext:value-type="float">
            <text:p>0.9</text:p>
          </table:table-cell>
          <table:table-cell table:style-name="ce9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64" calcext:value-type="float">
            <text:p>0.764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39]*[.D39]" office:value-type="float" office:value="4.5" calcext:value-type="float">
            <text:p>4.5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40]*[.D40]" office:value-type="float" office:value="7.2" calcext:value-type="float">
            <text:p>7.2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41]*[.D41]" office:value-type="float" office:value="8.1" calcext:value-type="float">
            <text:p>8.1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42]*[.D42]" office:value-type="float" office:value="9" calcext:value-type="float">
            <text:p>9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43]*[.D43]" office:value-type="float" office:value="10.8" calcext:value-type="float">
            <text:p>10.8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44]*[.D44]" office:value-type="float" office:value="18" calcext:value-type="float">
            <text:p>18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45]*[.D45]" office:value-type="float" office:value="27" calcext:value-type="float">
            <text:p>27</text:p>
          </table:table-cell>
          <table:table-cell table:style-name="ce7" office:value-type="float" office:value="0.9" calcext:value-type="float">
            <text:p>0.9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6" calcext:value-type="float">
            <text:p>1.84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1" table:number-columns-repeated="9"/>
          <table:table-cell table:style-name="ce14"/>
          <table:table-cell table:style-name="ce1"/>
          <table:table-cell table:style-name="ce14" table:number-columns-repeated="3"/>
          <table:table-cell table:style-name="ce1" table:number-columns-repeated="4"/>
          <table:table-cell table:style-name="ce14"/>
          <table:table-cell table:style-name="ce1"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47]*[.D47]" office:value-type="float" office:value="0.3" calcext:value-type="float">
            <text:p>0.3</text:p>
          </table:table-cell>
          <table:table-cell table:style-name="ce3"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LMMS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48]*[.D48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49]*[.D49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3" office:value-type="string" calcext:value-type="string">
            <text:p>M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F50]*[.D50]" office:value-type="float" office:value="0.9" calcext:value-type="float">
            <text:p>0.9</text:p>
          </table:table-cell>
          <table:table-cell table:style-name="ce3"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13.7 Gyr</text:p>
          </table:table-cell>
          <table:table-cell table:style-name="ce13" office:value-type="string" calcext:value-type="string">
            <text:p>COWD</text:p>
          </table:table-cell>
          <table:table-cell table:style-name="ce3" office:value-type="float" office:value="0.723" calcext:value-type="float">
            <text:p>0.723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W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3" office:value-type="string" calcext:value-type="string">
            <text:p>-</text:p>
          </table:table-cell>
          <table:table-cell table:style-name="ce3"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51]*[.D51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Ta18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52]*[.D52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53]*[.D53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54]*[.D54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55]*[.D55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56]*[.D56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57]*[.D57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72" calcext:value-type="float">
            <text:p>1.872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office:value-type="float" office:value="1.581" calcext:value-type="float">
            <text:p>1.581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005"/>
        </table:table-row>
        <table:table-row table:style-name="ro1" table:number-rows-repeated="8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float" office:value="13.5395" calcext:value-type="float">
            <text:p>13.5395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office:value-type="float" office:value="11.0919" calcext:value-type="float">
            <text:p>11.0919</text:p>
          </table:table-cell>
          <table:table-cell table:number-columns-repeated="1005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7"/>
        <table:table-column table:style-name="co10" table:default-cell-style-name="Default"/>
        <table:table-column table:style-name="co9" table:number-columns-repeated="2" table:default-cell-style-name="ce37"/>
        <table:table-column table:style-name="co9" table:number-columns-repeated="1006" table:default-cell-style-name="Default"/>
        <table:table-row table:style-name="ro1">
          <table:table-cell table:number-columns-repeated="7"/>
          <table:table-cell table:style-name="ce35" office:value-type="string" calcext:value-type="string" table:number-columns-spanned="7" table:number-rows-spanned="1">
            <text:p>Star Type Legend</text:p>
          </table:table-cell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table-cell table:number-columns-repeated="1005"/>
        </table:table-row>
        <table:table-row table:style-name="ro1">
          <table:table-cell table:number-columns-repeated="7"/>
          <table:table-cell table:style-name="ce36" office:value-type="string" calcext:value-type="string">
            <text:p>MS</text:p>
          </table:table-cell>
          <table:table-cell table:style-name="ce29" office:value-type="string" calcext:value-type="string" table:number-columns-spanned="3" table:number-rows-spanned="1">
            <text:p>Main Sequence</text:p>
          </table:table-cell>
          <table:covered-table-cell table:style-name="Default"/>
          <table:covered-table-cell/>
          <table:table-cell table:style-name="ce40" office:value-type="string" calcext:value-type="string">
            <text:p>ONeWD</text:p>
          </table:table-cell>
          <table:table-cell table:style-name="ce41" office:value-type="string" calcext:value-type="string" table:number-columns-spanned="2" table:number-rows-spanned="1">
            <text:p>Oxygen Neon White Dwarf</text:p>
          </table:table-cell>
          <table:covered-table-cell table:style-name="ce42"/>
          <table:table-cell table:number-columns-repeated="1005"/>
        </table:table-row>
        <table:table-row table:style-name="ro1">
          <table:table-cell/>
          <table:table-cell table:style-name="ce27" office:value-type="string" calcext:value-type="string" table:number-columns-spanned="2" table:number-rows-spanned="5">
            <text:p>Initial stars were all main sequence.</text:p>
          </table:table-cell>
          <table:covered-table-cell/>
          <table:table-cell table:number-columns-repeated="4"/>
          <table:table-cell table:style-name="ce36" office:value-type="string" calcext:value-type="string">
            <text:p>LMMS</text:p>
          </table:table-cell>
          <table:table-cell table:style-name="ce29" office:value-type="string" calcext:value-type="string" table:number-columns-spanned="3" table:number-rows-spanned="1">
            <text:p>Fully convective low mass MS</text:p>
          </table:table-cell>
          <table:covered-table-cell table:style-name="Default"/>
          <table:covered-table-cell/>
          <table:table-cell table:style-name="ce36" office:value-type="string" calcext:value-type="string">
            <text:p>NS</text:p>
          </table:table-cell>
          <table:table-cell table:style-name="Default" office:value-type="string" calcext:value-type="string">
            <text:p>Neutron Star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36" office:value-type="string" calcext:value-type="string">
            <text:p>COWD</text:p>
          </table:table-cell>
          <table:table-cell table:style-name="ce29" office:value-type="string" calcext:value-type="string" table:number-columns-spanned="3" table:number-rows-spanned="1">
            <text:p>Carbon-Oxygen White Dwarf</text:p>
          </table:table-cell>
          <table:covered-table-cell table:style-name="Default"/>
          <table:covered-table-cell/>
          <table:table-cell table:style-name="ce36" office:value-type="string" calcext:value-type="string">
            <text:p>BH </text:p>
          </table:table-cell>
          <table:table-cell table:style-name="Default" office:value-type="string" calcext:value-type="string">
            <text:p>Black Hole</text:p>
          </table:table-cell>
          <table:table-cell table:number-columns-repeated="1006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ce36" office:value-type="string" calcext:value-type="string">
            <text:p>HeWD</text:p>
          </table:table-cell>
          <table:table-cell table:style-name="ce29" office:value-type="string" calcext:value-type="string" table:number-columns-spanned="3" table:number-rows-spanned="1">
            <text:p>Helium White Dwarf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/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covered-table-cell table:number-columns-repeated="2"/>
          <table:table-cell table:style-name="ce29" office:value-type="string" calcext:value-type="string" table:number-columns-spanned="2" table:number-rows-spanned="1">
            <text:p>Msun</text:p>
          </table:table-cell>
          <table:covered-table-cell/>
          <table:table-cell table:number-columns-repeated="2"/>
          <table:table-cell office:value-type="string" calcext:value-type="string">
            <text:p>days</text:p>
          </table:table-cell>
          <table:table-cell/>
          <table:table-cell table:style-name="ce29" office:value-type="string" calcext:value-type="string" table:number-columns-spanned="2" table:number-rows-spanned="1">
            <text:p>End 1 </text:p>
          </table:table-cell>
          <table:covered-table-cell table:style-name="ce37"/>
          <table:table-cell table:style-name="ce29" office:value-type="string" calcext:value-type="string" table:number-columns-spanned="2" table:number-rows-spanned="1">
            <text:p>End 2</text:p>
          </table:table-cell>
          <table:covered-table-cell table:style-name="Default"/>
          <table:table-cell table:number-columns-repeated="1006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tar1</text:p>
          </table:table-cell>
          <table:table-cell office:value-type="string" calcext:value-type="string">
            <text:p>Star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nd Time</text:p>
          </table:table-cell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Mass</text:p>
          </table:table-cell>
          <table:table-cell table:style-name="Default" office:value-type="string" calcext:value-type="string">
            <text:p>Type </text:p>
          </table:table-cell>
          <table:table-cell table:style-name="Default" office:value-type="string" calcext:value-type="string">
            <text:p>Mass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MS</text:p>
          </table:table-cell>
          <table:table-cell table:style-name="Default" office:value-type="float" office:value="0.981" calcext:value-type="float">
            <text:p>0.981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10]*[.D10]" office:value-type="float" office:value="1.35" calcext:value-type="float">
            <text:p>1.35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office:value-type="string" calcext:value-type="string">
            <text:p>COWD</text:p>
          </table:table-cell>
          <table:table-cell table:style-name="Default" office:value-type="float" office:value="0.822" calcext:value-type="float">
            <text:p>0.822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11]*[.D11]" office:value-type="float" office:value="1.8" calcext:value-type="float">
            <text:p>1.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12]*[.D12]" office:value-type="float" office:value="2.7" calcext:value-type="float">
            <text:p>2.7</text:p>
          </table:table-cell>
          <table:table-cell table:style-name="ce30" office:value-type="float" office:value="0.9" calcext:value-type="float">
            <text:p>0.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13.7 Gyr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COWD</text:p>
          </table:table-cell>
          <table:table-cell table:style-name="ce28" office:value-type="float" office:value="0.941" calcext:value-type="float">
            <text:p>0.941</text:p>
          </table:table-cell>
          <table:table-cell/>
          <table:table-cell table:style-name="ce28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13]*[.D13]" office:value-type="float" office:value="4.5" calcext:value-type="float">
            <text:p>4.5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87" calcext:value-type="float">
            <text:p>1.08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14]*[.D14]" office:value-type="float" office:value="7.2" calcext:value-type="float">
            <text:p>7.2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ONeWD</text:p>
          </table:table-cell>
          <table:table-cell table:style-name="Default" office:value-type="float" office:value="1.327" calcext:value-type="float">
            <text:p>1.327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15]*[.D15]" office:value-type="float" office:value="8.1" calcext:value-type="float">
            <text:p>8.1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16]*[.D16]" office:value-type="float" office:value="9" calcext:value-type="float">
            <text:p>9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17]*[.D17]" office:value-type="float" office:value="10.8" calcext:value-type="float">
            <text:p>10.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18]*[.D18]" office:value-type="float" office:value="18" calcext:value-type="float">
            <text:p>1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594" calcext:value-type="float">
            <text:p>1.594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19]*[.D19]" office:value-type="float" office:value="27" calcext:value-type="float">
            <text:p>27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8.622" calcext:value-type="float">
            <text:p>8.622</text:p>
          </table:table-cell>
          <table:table-cell office:value-type="string" calcext:value-type="string">
            <text:p>BH</text:p>
          </table:table-cell>
          <table:table-cell table:style-name="Default" office:value-type="float" office:value="1.807" calcext:value-type="float">
            <text:p>1.807</text:p>
          </table:table-cell>
          <table:table-cell table:number-columns-repeated="1006"/>
        </table:table-row>
        <table:table-row table:style-name="ro1">
          <table:table-cell table:style-name="ce26" table:number-columns-repeated="5"/>
          <table:table-cell table:style-name="ce31"/>
          <table:table-cell table:style-name="ce26" table:number-columns-repeated="3"/>
          <table:table-cell table:style-name="ce39"/>
          <table:table-cell table:style-name="ce26"/>
          <table:table-cell table:style-name="ce39"/>
          <table:table-cell table:style-name="ce26"/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21]*[.D21]" office:value-type="float" office:value="0.3" calcext:value-type="float">
            <text:p>0.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LMMS</text:p>
          </table:table-cell>
          <table:table-cell table:style-name="Default" office:value-type="float" office:value="0.308" calcext:value-type="float">
            <text:p>0.308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22]*[.D22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LMMS</text:p>
          </table:table-cell>
          <table:table-cell table:style-name="Default" office:value-type="float" office:value="0.451" calcext:value-type="float">
            <text:p>0.451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23]*[.D23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LMMS</text:p>
          </table:table-cell>
          <table:table-cell table:style-name="Default" office:value-type="float" office:value="0.602" calcext:value-type="float">
            <text:p>0.602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formula="of:=[.F24]*[.D24]" office:value-type="float" office:value="0.9" calcext:value-type="float">
            <text:p>0.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MS</text:p>
          </table:table-cell>
          <table:table-cell table:style-name="Default" office:value-type="float" office:value="0.903" calcext:value-type="float">
            <text:p>0.903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25]*[.D25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5" calcext:value-type="float">
            <text:p>1.00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26]*[.D26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27]*[.D27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28]*[.D28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29]*[.D29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7" calcext:value-type="float">
            <text:p>1.317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30]*[.D30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31]*[.D31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583" calcext:value-type="float">
            <text:p>1.583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317" calcext:value-type="float">
            <text:p>1.317</text:p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498" calcext:value-type="float">
            <text:p>1.498</text:p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574" calcext:value-type="float">
            <text:p>1.574</text:p>
          </table:table-cell>
          <table:table-cell table:number-columns-repeated="1006"/>
        </table:table-row>
        <table:table-row table:style-name="ro1">
          <table:table-cell table:style-name="ce26" table:number-columns-repeated="9"/>
          <table:table-cell table:style-name="ce39"/>
          <table:table-cell table:style-name="ce26"/>
          <table:table-cell table:style-name="ce39"/>
          <table:table-cell table:style-name="ce26"/>
          <table:table-cell/>
          <table:table-cell table:style-name="ce26"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MS</text:p>
          </table:table-cell>
          <table:table-cell table:style-name="Default" office:value-type="float" office:value="0.911" calcext:value-type="float">
            <text:p>0.911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36]*[.D36]" office:value-type="float" office:value="1.35" calcext:value-type="float">
            <text:p>1.35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F37]*[.D37]" office:value-type="float" office:value="1.8" calcext:value-type="float">
            <text:p>1.8</text:p>
          </table:table-cell>
          <table:table-cell table:style-name="ce32" office:value-type="float" office:value="0.9" calcext:value-type="float">
            <text:p>0.9</text:p>
          </table:table-cell>
          <table:table-cell table:style-name="ce34" office:value-type="float" office:value="0.7" calcext:value-type="float">
            <text:p>0.7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13.7 Gyr</text:p>
          </table:table-cell>
          <table:table-cell table:number-columns-repeated="2" table:style-name="ce38" office:value-type="string" calcext:value-type="string">
            <text:p>-</text:p>
          </table:table-cell>
          <table:table-cell table:style-name="ce38" office:value-type="string" calcext:value-type="string">
            <text:p>COWD</text:p>
          </table:table-cell>
          <table:table-cell table:style-name="ce28" office:value-type="float" office:value="0.783" calcext:value-type="float">
            <text:p>0.783</text:p>
          </table:table-cell>
          <table:table-cell/>
          <table:table-cell table:style-name="ce28"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38]*[.D38]" office:value-type="float" office:value="2.7" calcext:value-type="float">
            <text:p>2.7</text:p>
          </table:table-cell>
          <table:table-cell table:style-name="ce32" office:value-type="float" office:value="0.9" calcext:value-type="float">
            <text:p>0.9</text:p>
          </table:table-cell>
          <table:table-cell table:style-name="ce34" office:value-type="float" office:value="0.7" calcext:value-type="float">
            <text:p>0.7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13.7 Gyr</text:p>
          </table:table-cell>
          <table:table-cell table:style-name="ce38" office:value-type="string" calcext:value-type="string">
            <text:p>COWD</text:p>
          </table:table-cell>
          <table:table-cell table:style-name="ce28" office:value-type="float" office:value="0.764" calcext:value-type="float">
            <text:p>0.764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style-name="ce28"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39]*[.D39]" office:value-type="float" office:value="4.5" calcext:value-type="float">
            <text:p>4.5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4" calcext:value-type="float">
            <text:p>1.00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40]*[.D40]" office:value-type="float" office:value="7.2" calcext:value-type="float">
            <text:p>7.2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41]*[.D41]" office:value-type="float" office:value="8.1" calcext:value-type="float">
            <text:p>8.1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42]*[.D42]" office:value-type="float" office:value="9" calcext:value-type="float">
            <text:p>9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43]*[.D43]" office:value-type="float" office:value="10.8" calcext:value-type="float">
            <text:p>1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44]*[.D44]" office:value-type="float" office:value="18" calcext:value-type="float">
            <text:p>18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45]*[.D45]" office:value-type="float" office:value="27" calcext:value-type="float">
            <text:p>27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6" calcext:value-type="float">
            <text:p>1.84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table:style-name="ce26" table:number-columns-repeated="9"/>
          <table:table-cell table:style-name="ce39"/>
          <table:table-cell table:style-name="ce26"/>
          <table:table-cell table:style-name="ce39" table:number-columns-repeated="2"/>
          <table:table-cell/>
          <table:table-cell table:style-name="ce26"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47]*[.D47]" office:value-type="float" office:value="0.3" calcext:value-type="float">
            <text:p>0.3</text:p>
          </table:table-cell>
          <table:table-cell table:style-name="ce28"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HeWD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LMMS</text:p>
          </table:table-cell>
          <table:table-cell table:style-name="Default" office:value-type="float" office:value="0.302" calcext:value-type="float">
            <text:p>0.302</text:p>
          </table:table-cell>
          <table:table-cell table:number-columns-repeated="100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48]*[.D48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709" calcext:value-type="float">
            <text:p>0.7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49]*[.D49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50]*[.D50]" office:value-type="float" office:value="0.9" calcext:value-type="float">
            <text:p>0.9</text:p>
          </table:table-cell>
          <table:table-cell table:style-name="ce28"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13.7 Gyr</text:p>
          </table:table-cell>
          <table:table-cell table:style-name="ce38" office:value-type="string" calcext:value-type="string">
            <text:p>COWD</text:p>
          </table:table-cell>
          <table:table-cell table:style-name="ce28" office:value-type="float" office:value="0.723" calcext:value-type="float">
            <text:p>0.723</text:p>
          </table:table-cell>
          <table:table-cell table:number-columns-repeated="2" table:style-name="ce38" office:value-type="string" calcext:value-type="string">
            <text:p>-</text:p>
          </table:table-cell>
          <table:table-cell/>
          <table:table-cell table:style-name="ce28"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51]*[.D51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COWD</text:p>
          </table:table-cell>
          <table:table-cell office:value-type="float" office:value="1.003" calcext:value-type="float">
            <text:p>1.00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52]*[.D52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294" calcext:value-type="float">
            <text:p>1.29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53]*[.D53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16" calcext:value-type="float">
            <text:p>1.3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54]*[.D54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41" calcext:value-type="float">
            <text:p>1.34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55]*[.D55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393" calcext:value-type="float">
            <text:p>1.39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56]*[.D56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636" calcext:value-type="float">
            <text:p>1.63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57]*[.D57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72" calcext:value-type="float">
            <text:p>1.87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NS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51" calcext:value-type="float">
            <text:p>1.51</text:p>
          </table:table-cell>
          <table:table-cell table:number-columns-repeated="100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3.7 Gyr</text:p>
          </table:table-cell>
          <table:table-cell office:value-type="string" calcext:value-type="string">
            <text:p>BH</text:p>
          </table:table-cell>
          <table:table-cell office:value-type="float" office:value="1.849" calcext:value-type="float">
            <text:p>1.849</text:p>
          </table:table-cell>
          <table:table-cell office:value-type="string" calcext:value-type="string">
            <text:p>NS</text:p>
          </table:table-cell>
          <table:table-cell table:style-name="Default" office:value-type="float" office:value="1.581" calcext:value-type="float">
            <text:p>1.581</text:p>
          </table:table-cell>
          <table:table-cell table:number-columns-repeated="1006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ce37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default-cell-style-name="ce37"/>
        <table:table-column table:style-name="co9" table:number-columns-repeated="1005" table:default-cell-style-name="Default"/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table:number-columns-repeated="7"/>
          <table:table-cell table:style-name="ce42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7" office:value-type="string" calcext:value-type="string" table:number-columns-spanned="2" table:number-rows-spanned="5">
            <text:p>Initial stars were all main sequence.</text:p>
          </table:table-cell>
          <table:covered-table-cell/>
          <table:table-cell table:number-columns-repeated="4"/>
          <table:table-cell table:style-name="Default"/>
          <table:table-cell table:number-columns-repeated="4"/>
          <table:table-cell table:style-name="ce27" office:value-type="string" calcext:value-type="string" table:number-columns-spanned="1" table:number-rows-spanned="4">
            <text:p>If NS-NS, BH-BH pair, formation time:</text:p>
          </table:table-cell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Default"/>
          <table:table-cell table:number-columns-repeated="4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number-columns-repeated="4"/>
          <table:table-cell table:style-name="Default"/>
          <table:table-cell table:style-name="ce29" office:value-type="string" calcext:value-type="string" table:number-columns-spanned="4" table:number-rows-spanned="1">
            <text:p>Lifetime (in MYR) of various phases</text:p>
          </table:table-cell>
          <table:covered-table-cell table:number-columns-repeated="3"/>
          <table:covered-table-cell table:style-name="Default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29" office:value-type="string" calcext:value-type="string" table:number-columns-spanned="2" table:number-rows-spanned="1">
            <text:p>Msun</text:p>
          </table:table-cell>
          <table:covered-table-cell/>
          <table:table-cell table:number-columns-repeated="2"/>
          <table:table-cell table:style-name="ce27" office:value-type="string" calcext:value-type="string" table:number-columns-spanned="1" table:number-rows-spanned="2">
            <text:p>Massive Isotope</text:p>
          </table:table-cell>
          <table:table-cell table:number-columns-repeated="2"/>
          <table:table-cell table:style-name="ce29" office:value-type="string" calcext:value-type="string" table:number-columns-spanned="2" table:number-rows-spanned="1">
            <text:p>Blue Straggler</text:p>
          </table:table-cell>
          <table:covered-table-cell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Star1</text:p>
          </table:table-cell>
          <table:table-cell office:value-type="string" calcext:value-type="string">
            <text:p>Star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covered-table-cell table:style-name="Default"/>
          <table:table-cell office:value-type="string" calcext:value-type="string">
            <text:p>Symbiotic </text:p>
          </table:table-cell>
          <table:table-cell office:value-type="string" calcext:value-type="string">
            <text:p>TP AGB</text:p>
          </table:table-cell>
          <table:table-cell office:value-type="string" calcext:value-type="string">
            <text:p>Star 1</text:p>
          </table:table-cell>
          <table:table-cell office:value-type="string" calcext:value-type="string">
            <text:p>Star 2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10]*[.D10]" office:value-type="float" office:value="1.35" calcext:value-type="float">
            <text:p>1.35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11]*[.D11]" office:value-type="float" office:value="1.8" calcext:value-type="float">
            <text:p>1.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12]*[.D12]" office:value-type="float" office:value="2.7" calcext:value-type="float">
            <text:p>2.7</text:p>
          </table:table-cell>
          <table:table-cell table:style-name="ce30" office:value-type="float" office:value="0.9" calcext:value-type="float">
            <text:p>0.9</text:p>
          </table:table-cell>
          <table:table-cell table:style-name="ce28" office:value-type="float" office:value="0" calcext:value-type="float">
            <text:p>0</text:p>
          </table:table-cell>
          <table:table-cell table:style-name="ce38" office:value-type="string" calcext:value-type="string">
            <text:p>W188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0.28" calcext:value-type="float">
            <text:p>0.2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28"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13]*[.D13]" office:value-type="float" office:value="4.5" calcext:value-type="float">
            <text:p>4.5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14]*[.D14]" office:value-type="float" office:value="7.2" calcext:value-type="float">
            <text:p>7.2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f180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15]*[.D15]" office:value-type="float" office:value="8.1" calcext:value-type="float">
            <text:p>8.1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16]*[.D16]" office:value-type="float" office:value="9" calcext:value-type="float">
            <text:p>9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17]*[.D17]" office:value-type="float" office:value="10.8" calcext:value-type="float">
            <text:p>10.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18]*[.D18]" office:value-type="float" office:value="18" calcext:value-type="float">
            <text:p>18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19]*[.D19]" office:value-type="float" office:value="27" calcext:value-type="float">
            <text:p>27</text:p>
          </table:table-cell>
          <table:table-cell table:style-name="ce3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26" table:number-columns-repeated="5"/>
          <table:table-cell table:style-name="ce31"/>
          <table:table-cell table:style-name="ce26"/>
          <table:table-cell table:style-name="ce39"/>
          <table:table-cell table:style-name="ce26" table:number-columns-repeated="4"/>
          <table:table-cell table:style-name="ce39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21]*[.D21]" office:value-type="float" office:value="0.3" calcext:value-type="float">
            <text:p>0.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22]*[.D22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23]*[.D23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formula="of:=[.F24]*[.D24]" office:value-type="float" office:value="0.9" calcext:value-type="float">
            <text:p>0.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1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25]*[.D25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26]*[.D26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27]*[.D27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28]*[.D28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29]*[.D29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30]*[.D30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31]*[.D31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05"/>
        </table:table-row>
        <table:table-row table:style-name="ro1">
          <table:table-cell table:style-name="ce26" table:number-columns-repeated="7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36]*[.D36]" office:value-type="float" office:value="1.35" calcext:value-type="float">
            <text:p>1.35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[.F37]*[.D37]" office:value-type="float" office:value="1.8" calcext:value-type="float">
            <text:p>1.8</text:p>
          </table:table-cell>
          <table:table-cell table:style-name="ce32" office:value-type="float" office:value="0.9" calcext:value-type="float">
            <text:p>0.9</text:p>
          </table:table-cell>
          <table:table-cell table:style-name="ce34" office:value-type="float" office:value="0.7" calcext:value-type="float">
            <text:p>0.7</text:p>
          </table:table-cell>
          <table:table-cell table:style-name="ce38" office:value-type="string" calcext:value-type="string">
            <text:p>W18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.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28"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38]*[.D38]" office:value-type="float" office:value="2.7" calcext:value-type="float">
            <text:p>2.7</text:p>
          </table:table-cell>
          <table:table-cell table:style-name="ce32" office:value-type="float" office:value="0.9" calcext:value-type="float">
            <text:p>0.9</text:p>
          </table:table-cell>
          <table:table-cell table:style-name="ce34" office:value-type="float" office:value="0.7" calcext:value-type="float">
            <text:p>0.7</text:p>
          </table:table-cell>
          <table:table-cell table:style-name="ce38" office:value-type="string" calcext:value-type="string">
            <text:p>W18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3" calcext:value-type="float">
            <text:p>1.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28"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39]*[.D39]" office:value-type="float" office:value="4.5" calcext:value-type="float">
            <text:p>4.5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Hf18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40]*[.D40]" office:value-type="float" office:value="7.2" calcext:value-type="float">
            <text:p>7.2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41]*[.D41]" office:value-type="float" office:value="8.1" calcext:value-type="float">
            <text:p>8.1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42]*[.D42]" office:value-type="float" office:value="9" calcext:value-type="float">
            <text:p>9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43]*[.D43]" office:value-type="float" office:value="10.8" calcext:value-type="float">
            <text:p>10.8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44]*[.D44]" office:value-type="float" office:value="18" calcext:value-type="float">
            <text:p>18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45]*[.D45]" office:value-type="float" office:value="27" calcext:value-type="float">
            <text:p>27</text:p>
          </table:table-cell>
          <table:table-cell table:style-name="ce32" office:value-type="float" office:value="0.9" calcext:value-type="float">
            <text:p>0.9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table:style-name="ce26" table:number-columns-repeated="7"/>
          <table:table-cell table:style-name="ce39"/>
          <table:table-cell table:style-name="ce26" table:number-columns-repeated="4"/>
          <table:table-cell table:style-name="ce39"/>
          <table:table-cell table:style-name="ce26"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table:formula="of:=[.F47]*[.D47]" office:value-type="float" office:value="0.3" calcext:value-type="float">
            <text:p>0.3</text:p>
          </table:table-cell>
          <table:table-cell table:style-name="ce28"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.5" calcext:value-type="float">
            <text:p>1.5</text:p>
          </table:table-cell>
          <table:table-cell table:formula="of:=[.F48]*[.D48]" office:value-type="float" office:value="0.45" calcext:value-type="float">
            <text:p>0.45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" calcext:value-type="float">
            <text:p>2</text:p>
          </table:table-cell>
          <table:table-cell table:formula="of:=[.F49]*[.D49]" office:value-type="float" office:value="0.6" calcext:value-type="float">
            <text:p>0.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28" office:value-type="string" calcext:value-type="string">
            <text:p>MS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[.F50]*[.D50]" office:value-type="float" office:value="0.9" calcext:value-type="float">
            <text:p>0.9</text:p>
          </table:table-cell>
          <table:table-cell table:style-name="ce28"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table:style-name="ce38" office:value-type="string" calcext:value-type="string">
            <text:p>W18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.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8" office:value-type="string" calcext:value-type="string">
            <text:p>-</text:p>
          </table:table-cell>
          <table:table-cell table:style-name="ce28"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" calcext:value-type="float">
            <text:p>5</text:p>
          </table:table-cell>
          <table:table-cell table:formula="of:=[.F51]*[.D51]" office:value-type="float" office:value="1.5" calcext:value-type="float">
            <text:p>1.5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Ta18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formula="of:=[.F52]*[.D52]" office:value-type="float" office:value="2.4" calcext:value-type="float">
            <text:p>2.4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9" calcext:value-type="float">
            <text:p>9</text:p>
          </table:table-cell>
          <table:table-cell table:formula="of:=[.F53]*[.D53]" office:value-type="float" office:value="2.7" calcext:value-type="float">
            <text:p>2.7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0" calcext:value-type="float">
            <text:p>10</text:p>
          </table:table-cell>
          <table:table-cell table:formula="of:=[.F54]*[.D54]" office:value-type="float" office:value="3" calcext:value-type="float">
            <text:p>3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12" calcext:value-type="float">
            <text:p>12</text:p>
          </table:table-cell>
          <table:table-cell table:formula="of:=[.F55]*[.D55]" office:value-type="float" office:value="3.6" calcext:value-type="float">
            <text:p>3.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20" calcext:value-type="float">
            <text:p>20</text:p>
          </table:table-cell>
          <table:table-cell table:formula="of:=[.F56]*[.D56]" office:value-type="float" office:value="6" calcext:value-type="float">
            <text:p>6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30" calcext:value-type="float">
            <text:p>30</text:p>
          </table:table-cell>
          <table:table-cell table:formula="of:=[.F57]*[.D57]" office:value-type="float" office:value="9" calcext:value-type="float">
            <text:p>9</text:p>
          </table:table-cell>
          <table:table-cell table:formula="of:=0.3"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MS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table:style-name="ce33" office:value-type="float" office:value="0.7" calcext:value-type="float">
            <text:p>0.7</text:p>
          </table:table-cell>
          <table:table-cell office:value-type="string" calcext:value-type="string">
            <text:p>Ge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1005"/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9:Sheet1.R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3:21:47.548711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15:31.237174282</meta:creation-date>
    <dc:date>2014-11-24T13:27:25.338780979</dc:date>
    <meta:editing-duration>PT5H10M5S</meta:editing-duration>
    <meta:editing-cycles>6</meta:editing-cycles>
    <meta:generator>LibreOffice/4.2.6.3$Linux_X86_64 LibreOffice_project/420m0$Build-3</meta:generator>
    <meta:document-statistic meta:table-count="4" meta:cell-count="2253" meta:object-count="0"/>
  </office:meta>
</office:document-meta>
</file>